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Serif1" svg:font-family="FreeSerif" style:font-adornments="Mittel" style:font-family-generic="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list-style-name="L1"/>
    <style:style style:name="P2" style:family="paragraph" style:parent-style-name="Heading_20_1">
      <style:text-properties style:font-name="Times" fo:font-size="12pt" fo:language="en" fo:country="GB" style:font-name-asian="HG Mincho Light J" style:font-size-asian="12pt" style:font-name-complex="Tahoma" style:font-size-complex="12pt"/>
    </style:style>
    <style:style style:name="P3" style:family="paragraph" style:parent-style-name="Heading_20_2">
      <style:text-properties style:font-name="Times" fo:font-size="12pt" style:font-size-asian="12pt" style:font-size-complex="12pt"/>
    </style:style>
    <style:style style:name="T1" style:family="text">
      <style:text-properties style:font-name="FreeSerif1"/>
    </style:style>
    <style:style style:name="T2" style:family="text">
      <style:text-properties style:font-name="FreeSerif"/>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Ingredients</text:h>
      <text:p text:style-name="Text_20_body">1 tablespoon vegetable oil<text:line-break/>1 onion, finely chopped<text:line-break/>2 celery stalks, chopped<text:line-break/>1 large carrot, chopped<text:line-break/>2 garlic cloves, crushed<text:line-break/>2 tablespoons sun-dried tomato pesto<text:line-break/>1 cup (260g) tomato paste<text:line-break/>1 bay leaf<text:line-break/>1 tablespoon thyme, chopped<text:line-break/>1 cup (250ml) vegetable stock<text:line-break/>400g lentils, rinsed and drained<text:line-break/>800g potatoes, peeled, chopped<text:line-break/>100g butter<text:line-break/><text:span text:style-name="T1">½</text:span><text:span text:style-name="T2"> cup (125ml) milk<text:line-break/>100g cheese, grated</text:span></text:p>
      <text:h text:style-name="P3" text:outline-level="2">Method</text:h>
      <text:list xml:id="list502162642" text:style-name="L1">
        <text:list-item>
          <text:p text:style-name="P1">Pre-heat oven to 200<text:span text:style-name="T1">º</text:span><text:span text:style-name="T2">C</text:span></text:p>
        </text:list-item>
        <text:list-item>
          <text:p text:style-name="P1">In a large pan, heat the oil over a medium heat and cook the onion for 1-2 minutes</text:p>
        </text:list-item>
        <text:list-item>
          <text:p text:style-name="P1">Add celery, carrot and garlic and cook for 1 minute</text:p>
        </text:list-item>
        <text:list-item>
          <text:p text:style-name="P1">Add the tomato pesto, paste, bay leaf, thyme and stock</text:p>
        </text:list-item>
        <text:list-item>
          <text:p text:style-name="P1">Simmer gently for 15 minutes, until vegetables are cooked</text:p>
        </text:list-item>
        <text:list-item>
          <text:p text:style-name="P1">Stir in lentils, season</text:p>
        </text:list-item>
        <text:list-item>
          <text:p text:style-name="P1">Transfer to a 1.2 litre baking dish</text:p>
        </text:list-item>
        <text:list-item>
          <text:p text:style-name="P1">Meanwhile, cook potatoes until tender, drain</text:p>
        </text:list-item>
        <text:list-item>
          <text:p text:style-name="P1">Mash with cheese and butter</text:p>
        </text:list-item>
        <text:list-item>
          <text:p text:style-name="P1">Spread over the lentil mixture and roughen the top with a fork</text:p>
        </text:list-item>
        <text:list-item>
          <text:p text:style-name="P1">Bake for 15 minutes, or until bubbling and golden</text:p>
        </text:list-item>
      </text:list>
      <text:p text:style-name="Standard"/>
      <text:p text:style-name="Standard"><text:span text:style-name="T3">Serves 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Lucidasans, 'Lucida Sans', 'Arial Unicode MS'"/>
    <style:font-face style:name="Times New Roman" svg:font-family="'Times New Roman'"/>
    <style:font-face style:name="FreeSerif1" svg:font-family="FreeSerif" style:font-adornments="Mittel" style:font-family-generic="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Vegetable, Lentil and Mashed Potatoe Bake</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12-06-17T16:17:04</meta:creation-date>
    <dc:language>en-AU</dc:language>
    <meta:editing-cycles>3</meta:editing-cycles>
    <meta:editing-duration>PT3M48S</meta:editing-duration>
    <meta:initial-creator>Frank Jung</meta:initial-creator>
    <dc:date>2012-06-23T14:12:25</dc:date>
    <dc:creator>Frank Jung</dc:creator>
    <meta:document-statistic meta:table-count="0" meta:image-count="0" meta:object-count="0" meta:page-count="1" meta:paragraph-count="16" meta:word-count="175" meta:character-count="969" meta:non-whitespace-character-count="821"/>
    <meta:user-defined meta:name="Info 1"/>
    <meta:user-defined meta:name="Info 2"/>
    <meta:user-defined meta:name="Info 3"/>
    <meta:user-defined meta:name="Info 4"/>
  </office:meta>
</office:document-meta>
</file>